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Mono" svg:font-family="'Luxi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66.53mm"/>
    </style:style>
    <style:style style:name="co6" style:family="table-column">
      <style:table-column-properties fo:break-before="auto" style:column-width="66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16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Luxi Mono" fo:font-weight="bold" style:font-weight-asian="bold" style:font-weight-complex="bold"/>
    </style:style>
    <style:style style:name="ce1" style:family="table-cell" style:parent-style-name="Default">
      <style:text-properties style:font-name="Luxi Mono"/>
    </style:style>
    <style:style style:name="ce7" style:family="table-cell" style:parent-style-name="Default">
      <style:table-cell-properties fo:background-color="#008000"/>
      <style:text-properties style:font-name="Luxi Mono"/>
    </style:style>
    <style:style style:name="ce6" style:family="table-cell" style:parent-style-name="Default">
      <style:table-cell-properties fo:background-color="#ff0000"/>
      <style:text-properties fo:color="#000000" style:font-name="Luxi Mono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xi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8000" fo:wrap-option="wrap"/>
      <style:text-properties style:use-window-font-color="true" style:text-outline="false" style:text-line-through-style="none" style:text-line-through-type="none" style:font-name="Luxi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 style:shrink-to-fit="true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8000" fo:wrap-option="no-wrap" style:shrink-to-fit="true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uxi Mon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3" table:default-cell-style-name="ce1"/>
        <table:table-row table:style-name="ro1">
          <table:table-cell table:style-name="ce4" office:value-type="string" calcext:value-type="string">
            <text:p>beacon</text:p>
          </table:table-cell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cable</text:p>
          </table:table-cell>
          <table:table-cell table:style-name="ce4" office:value-type="string" calcext:value-type="string">
            <text:p>owner</text:p>
          </table:table-cell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checkerboardId</text:p>
          </table:table-cell>
          <table:table-cell table:style-name="ce4" office:value-type="string" calcext:value-type="string">
            <text:p>index</text:p>
          </table:table-cell>
          <table:table-cell table:style-name="ce4" office:value-type="string" calcext:value-type="string">
            <text:p>typ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characteristic</text:p>
          </table:table-cell>
          <table:table-cell table:style-name="ce3" table:number-columns-repeated="101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F6:56:9D:78:F0:2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etz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X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orsensor</text:p>
          </table:table-cell>
          <table:table-cell table:style-name="ce11" office:value-type="string" calcext:value-type="string">
            <text:p>00002011-0000-1000-8000-00805f9b34fb</text:p>
          </table:table-cell>
          <table:table-cell table:style-name="ce11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F6:56:9D:78:F0:2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etz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4D:FA:10:CC:26:0D</text:p>
          </table:table-cell>
          <table:table-cell table:style-name="ce2" office:value-type="string" calcext:value-type="string">
            <text:p>Y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Y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4D:FA:10:CC:26:0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Y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2:CE:B6:BC:D7:5B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Z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2:CE:B6:BC:D7:5B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Z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table:style-name="ce7" office:value-type="float" office:value="0" calcext:value-type="float">
            <text:p>0</text:p>
          </table:table-cell>
          <table:table-cell table:style-name="ce10" office:value-type="string" calcext:value-type="string">
            <text:p>cc:a9:31:a9:cd:f6</text:p>
          </table:table-cell>
          <table:table-cell table:style-name="ce10"/>
          <table:table-cell table:style-name="ce7" office:value-type="string" calcext:value-type="string">
            <text:p>Baumhaus</text:p>
          </table:table-cell>
          <table:table-cell table:style-name="ce7" office:value-type="string" calcext:value-type="string">
            <text:p>North</text:p>
          </table:table-cell>
          <table:table-cell table:style-name="ce7" table:number-columns-repeated="2"/>
          <table:table-cell table:style-name="ce7" office:value-type="string" calcext:value-type="string">
            <text:p>floorsensor</text:p>
          </table:table-cell>
          <table:table-cell table:style-name="ce13" office:value-type="string" calcext:value-type="string">
            <text:p>00002011-0000-1000-8000-00805f9b34fb</text:p>
          </table:table-cell>
          <table:table-cell table:style-name="ce13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table:style-name="ce7" office:value-type="float" office:value="0" calcext:value-type="float">
            <text:p>0</text:p>
          </table:table-cell>
          <table:table-cell table:style-name="ce10" office:value-type="string" calcext:value-type="string">
            <text:p>d8:d1:f6:c6:94:5f</text:p>
          </table:table-cell>
          <table:table-cell table:style-name="ce10"/>
          <table:table-cell table:style-name="ce7" office:value-type="string" calcext:value-type="string">
            <text:p>Baumhaus</text:p>
          </table:table-cell>
          <table:table-cell table:style-name="ce7" office:value-type="string" calcext:value-type="string">
            <text:p>North-West</text:p>
          </table:table-cell>
          <table:table-cell table:style-name="ce7" table:number-columns-repeated="2"/>
          <table:table-cell table:style-name="ce7" office:value-type="string" calcext:value-type="string">
            <text:p>floorsensor</text:p>
          </table:table-cell>
          <table:table-cell table:style-name="ce13" office:value-type="string" calcext:value-type="string">
            <text:p>00002011-0000-1000-8000-00805f9b34fb</text:p>
          </table:table-cell>
          <table:table-cell table:style-name="ce13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table:style-name="ce7" office:value-type="float" office:value="0" calcext:value-type="float">
            <text:p>0</text:p>
          </table:table-cell>
          <table:table-cell table:style-name="ce10" office:value-type="string" calcext:value-type="string">
            <text:p>25:6b:08:a6:2e:c7</text:p>
          </table:table-cell>
          <table:table-cell table:style-name="ce10"/>
          <table:table-cell table:style-name="ce7" office:value-type="string" calcext:value-type="string">
            <text:p>Baumhaus</text:p>
          </table:table-cell>
          <table:table-cell table:style-name="ce7" office:value-type="string" calcext:value-type="string">
            <text:p>South-West</text:p>
          </table:table-cell>
          <table:table-cell table:style-name="ce7" table:number-columns-repeated="2"/>
          <table:table-cell table:style-name="ce7" office:value-type="string" calcext:value-type="string">
            <text:p>floorsensor</text:p>
          </table:table-cell>
          <table:table-cell table:style-name="ce13" office:value-type="string" calcext:value-type="string">
            <text:p>00002011-0000-1000-8000-00805f9b34fb</text:p>
          </table:table-cell>
          <table:table-cell table:style-name="ce13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table:style-name="ce7" office:value-type="float" office:value="0" calcext:value-type="float">
            <text:p>0</text:p>
          </table:table-cell>
          <table:table-cell table:style-name="ce10" office:value-type="string" calcext:value-type="string">
            <text:p>6d:ef:89:e0:8a:db</text:p>
          </table:table-cell>
          <table:table-cell table:style-name="ce10"/>
          <table:table-cell table:style-name="ce7" office:value-type="string" calcext:value-type="string">
            <text:p>Baumhaus</text:p>
          </table:table-cell>
          <table:table-cell table:style-name="ce7" office:value-type="string" calcext:value-type="string">
            <text:p>South-East</text:p>
          </table:table-cell>
          <table:table-cell table:style-name="ce7" table:number-columns-repeated="2"/>
          <table:table-cell table:style-name="ce7" office:value-type="string" calcext:value-type="string">
            <text:p>floorsensor</text:p>
          </table:table-cell>
          <table:table-cell table:style-name="ce13" office:value-type="string" calcext:value-type="string">
            <text:p>00002011-0000-1000-8000-00805f9b34fb</text:p>
          </table:table-cell>
          <table:table-cell table:style-name="ce13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3">
          <table:table-cell table:style-name="ce7" office:value-type="float" office:value="0" calcext:value-type="float">
            <text:p>0</text:p>
          </table:table-cell>
          <table:table-cell table:style-name="ce10" office:value-type="string" calcext:value-type="string">
            <text:p>31:18:32:07:a7:4f</text:p>
          </table:table-cell>
          <table:table-cell table:style-name="ce10"/>
          <table:table-cell table:style-name="ce7" office:value-type="string" calcext:value-type="string">
            <text:p>Baumhaus</text:p>
          </table:table-cell>
          <table:table-cell table:style-name="ce7" office:value-type="string" calcext:value-type="string">
            <text:p>North-East</text:p>
          </table:table-cell>
          <table:table-cell table:style-name="ce7" table:number-columns-repeated="2"/>
          <table:table-cell table:style-name="ce7" office:value-type="string" calcext:value-type="string">
            <text:p>floorsensor</text:p>
          </table:table-cell>
          <table:table-cell table:style-name="ce13" office:value-type="string" calcext:value-type="string">
            <text:p>00002011-0000-1000-8000-00805f9b34fb</text:p>
          </table:table-cell>
          <table:table-cell table:style-name="ce13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/>
          <table:table-cell office:value-type="string" calcext:value-type="string">
            <text:p>A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H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/>
          <table:table-cell office:value-type="string" calcext:value-type="string">
            <text:p>A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G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/>
          <table:table-cell office:value-type="string" calcext:value-type="string">
            <text:p>A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F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/>
          <table:table-cell office:value-type="string" calcext:value-type="string">
            <text:p>A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G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/>
          <table:table-cell office:value-type="string" calcext:value-type="string">
            <text:p>A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I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/>
          <table:table-cell office:value-type="string" calcext:value-type="string">
            <text:p>B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F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/>
          <table:table-cell office:value-type="string" calcext:value-type="string">
            <text:p>B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E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/>
          <table:table-cell office:value-type="string" calcext:value-type="string">
            <text:p>B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/>
          <table:table-cell office:value-type="string" calcext:value-type="string">
            <text:p>B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/>
          <table:table-cell office:value-type="string" calcext:value-type="string">
            <text:p>C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G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/>
          <table:table-cell office:value-type="string" calcext:value-type="string">
            <text:p>C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E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/>
          <table:table-cell office:value-type="string" calcext:value-type="string">
            <text:p>C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D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/>
          <table:table-cell office:value-type="string" calcext:value-type="string">
            <text:p>C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/>
          <table:table-cell office:value-type="string" calcext:value-type="string">
            <text:p>C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A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/>
          <table:table-cell office:value-type="string" calcext:value-type="string">
            <text:p>D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G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/>
          <table:table-cell office:value-type="string" calcext:value-type="string">
            <text:p>D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/>
          <table:table-cell office:value-type="string" calcext:value-type="string">
            <text:p>D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D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/>
          <table:table-cell office:value-type="string" calcext:value-type="string">
            <text:p>D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C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/>
          <table:table-cell office:value-type="string" calcext:value-type="string">
            <text:p>D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/>
          <table:table-cell office:value-type="string" calcext:value-type="string">
            <text:p>E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I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/>
          <table:table-cell office:value-type="string" calcext:value-type="string">
            <text:p>E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K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/>
          <table:table-cell office:value-type="string" calcext:value-type="string">
            <text:p>E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/>
          <table:table-cell office:value-type="string" calcext:value-type="string">
            <text:p>E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N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/>
          <table:table-cell office:value-type="string" calcext:value-type="string">
            <text:p>E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O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/>
          <table:table-cell office:value-type="string" calcext:value-type="string">
            <text:p>F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/>
          <table:table-cell office:value-type="string" calcext:value-type="string">
            <text:p>F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L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/>
          <table:table-cell office:value-type="string" calcext:value-type="string">
            <text:p>F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N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/>
          <table:table-cell office:value-type="string" calcext:value-type="string">
            <text:p>F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/>
          <table:table-cell office:value-type="string" calcext:value-type="string">
            <text:p>G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/>
          <table:table-cell office:value-type="string" calcext:value-type="string">
            <text:p>G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M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/>
          <table:table-cell office:value-type="string" calcext:value-type="string">
            <text:p>G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O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/>
          <table:table-cell office:value-type="string" calcext:value-type="string">
            <text:p>G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/>
          <table:table-cell office:value-type="string" calcext:value-type="string">
            <text:p>G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Q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/>
          <table:table-cell office:value-type="string" calcext:value-type="string">
            <text:p>H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/>
          <table:table-cell office:value-type="string" calcext:value-type="string">
            <text:p>H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L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/>
          <table:table-cell office:value-type="string" calcext:value-type="string">
            <text:p>H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N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/>
          <table:table-cell office:value-type="string" calcext:value-type="string">
            <text:p>H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H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Q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/>
          <table:table-cell office:value-type="string" calcext:value-type="string">
            <text:p>I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I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/>
          <table:table-cell office:value-type="string" calcext:value-type="string">
            <text:p>I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K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/>
          <table:table-cell office:value-type="string" calcext:value-type="string">
            <text:p>I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/>
          <table:table-cell office:value-type="string" calcext:value-type="string">
            <text:p>I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O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/>
          <table:table-cell office:value-type="string" calcext:value-type="string">
            <text:p>I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Q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/>
          <table:table-cell office:value-type="string" calcext:value-type="string">
            <text:p>K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H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/>
          <table:table-cell office:value-type="string" calcext:value-type="string">
            <text:p>K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J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/>
          <table:table-cell office:value-type="string" calcext:value-type="string">
            <text:p>K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L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/>
          <table:table-cell office:value-type="string" calcext:value-type="string">
            <text:p>K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N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/>
          <table:table-cell office:value-type="string" calcext:value-type="string">
            <text:p>L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S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/>
          <table:table-cell office:value-type="string" calcext:value-type="string">
            <text:p>L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R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/>
          <table:table-cell office:value-type="string" calcext:value-type="string">
            <text:p>L</text:p>
          </table:table-cell>
          <table:table-cell office:value-type="string" calcext:value-type="string">
            <text:p>Baumhaus</text:p>
          </table:table-cell>
          <table:table-cell/>
          <table:table-cell office:value-type="string" calcext:value-type="string">
            <text:p>S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number-columns-repeated="1013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2"/>
          <table:table-cell table:style-name="ce6"/>
          <table:table-cell office:value-type="string" calcext:value-type="string">
            <text:p>Baumhaus</text:p>
          </table:table-cell>
          <table:table-cell table:style-name="ce6"/>
          <table:table-cell table:style-name="ce6" office:value-type="string" calcext:value-type="string">
            <text:p>V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rsensor</text:p>
          </table:table-cell>
          <table:table-cell table:style-name="ce12" office:value-type="string" calcext:value-type="string">
            <text:p>00002011-0000-1000-8000-00805f9b34fb</text:p>
          </table:table-cell>
          <table:table-cell table:style-name="ce12" office:value-type="string" calcext:value-type="string">
            <text:p>00002014-0000-1000-8000-00805f9b34fb</text:p>
          </table:table-cell>
          <table:table-cell table:style-name="ce6" table:number-columns-repeated="1013"/>
        </table:table-row>
        <table:table-row table:style-name="ro1" table:number-rows-repeated="104851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J6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xi Mono" svg:font-family="'Luxi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.00.0000</text:date>, <text:time style:data-style-name="N2" text:time-value="11:52:07.727979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etz van Rissenbeck</meta:initial-creator>
    <meta:creation-date>2018-05-31T06:50:21.611838531</meta:creation-date>
    <dc:date>2018-06-06T11:54:34.640880279</dc:date>
    <dc:creator>Goetz van Rissenbeck</dc:creator>
    <meta:editing-duration>PT8H43M15S</meta:editing-duration>
    <meta:editing-cycles>18</meta:editing-cycles>
    <meta:generator>LibreOffice/6.0.3.2$Linux_X86_64 LibreOffice_project/00m0$Build-2</meta:generator>
    <meta:document-statistic meta:table-count="1" meta:cell-count="520" meta:object-count="0"/>
  </office:meta>
</office:document-meta>
</file>